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815in" svg:height="4.9252in" svg:x="0.3358in" svg:y="3.315in">
            <draw:object draw:notify-on-update-of-ranges="Sheet1.D2:Sheet1.D17 Sheet1.E1:Sheet1.E1 Sheet1.E2:Sheet1.E17 Sheet1.D2:Sheet1.D18 Sheet1.F1:Sheet1.F1 Sheet1.F2:Sheet1.G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843in" svg:height="6.4835in" svg:x="7.7417in" svg:y="1.5264in">
            <draw:object draw:notify-on-update-of-ranges="Sheet1.X2:Sheet1.X7 Sheet1.Y1:Sheet1.Y1 Sheet1.Y2:Sheet1.Y7 Sheet1.AH2:Sheet1.AH7 Sheet1.AI1:Sheet1.AI1 Sheet1.AI2:Sheet1.AI7 Sheet1.S2:Sheet1.S7 Sheet1.T1:Sheet1.T1 Sheet1.T2:Sheet1.T7 Sheet1.I2:Sheet1.I7 Sheet1.J1:Sheet1.J1 Sheet1.J2:Sheet1.J7 Sheet1.AM2:Sheet1.AM7 Sheet1.AN1:Sheet1.AN1 Sheet1.AN2:Sheet1.AN7 Sheet1.AC2:Sheet1.AC7 Sheet1.AD1:Sheet1.AD1 Sheet1.AD2:Sheet1.AD7 Sheet1.N2:Sheet1.N7 Sheet1.O1:Sheet1.O1 Sheet1.O2:Sheet1.O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4" table:default-cell-style-name="Default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30" table:default-cell-style-name="Default"/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table:style-name="ce2" office:value-type="string" calcext:value-type="string">
            <text:p>sn2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X, in</text:p>
          </table:table-cell>
          <table:table-cell office:value-type="string" calcext:value-type="string">
            <text:p>eye_volt, v</text:p>
          </table:table-cell>
          <table:table-cell office:value-type="string" calcext:value-type="string">
            <text:p>eyevolt, v rpt_</text:p>
          </table:table-cell>
          <table:table-cell/>
          <table:table-cell office:value-type="string" calcext:value-type="string">
            <text:p>X, in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eye_volt, v 0.75</text:p>
          </table:table-cell>
          <table:table-cell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0.00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1.5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3.0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0.375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0.5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0.75 rpt</text:p>
          </table:table-cell>
          <table:table-cell table:style-name="ce2" office:value-type="string" calcext:value-type="string">
            <text:p>I, A</text:p>
          </table:table-cell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895" calcext:value-type="float">
            <text:p>0.895</text:p>
          </table:table-cell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.572" calcext:value-type="float">
            <text:p>0.572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437" calcext:value-type="float">
            <text:p>0.437</text:p>
          </table:table-cell>
          <table:table-cell table:style-name="ce2" office:value-type="float" office:value="0.024" calcext:value-type="float">
            <text:p>0.024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4" calcext:value-type="float">
            <text:p>0.024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396" calcext:value-type="float">
            <text:p>0.396</text:p>
          </table:table-cell>
          <table:table-cell table:style-name="ce2"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489" calcext:value-type="float">
            <text:p>0.489</text:p>
          </table:table-cell>
          <table:table-cell table:style-name="ce2"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688" calcext:value-type="float">
            <text:p>0.688</text:p>
          </table:table-cell>
          <table:table-cell table:style-name="ce2" office:value-type="float" office:value="0.023" calcext:value-type="float">
            <text:p>0.023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84" calcext:value-type="float">
            <text:p>0.984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33" calcext:value-type="float">
            <text:p>0.533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152" calcext:value-type="float">
            <text:p>1.152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19" calcext:value-type="float">
            <text:p>0.519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88" calcext:value-type="float">
            <text:p>0.588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803" calcext:value-type="float">
            <text:p>0.803</text:p>
          </table:table-cell>
          <table:table-cell table:style-name="ce2" office:value-type="float" office:value="0.026" calcext:value-type="float">
            <text:p>0.026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924" calcext:value-type="float">
            <text:p>0.924</text:p>
          </table:table-cell>
          <table:table-cell office:value-type="float" office:value="0.439" calcext:value-type="float">
            <text:p>0.43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.3" calcext:value-type="float">
            <text:p>3.3</text:p>
          </table:table-cell>
          <table:table-cell office:value-type="float" office:value="0.823" calcext:value-type="float">
            <text:p>0.823</text:p>
          </table:table-cell>
          <table:table-cell office:value-type="float" office:value="0.025" calcext:value-type="float">
            <text:p>0.02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675" calcext:value-type="float">
            <text:p>0.675</text:p>
          </table:table-cell>
          <table:table-cell table:style-name="ce2" office:value-type="float" office:value="0.033" calcext:value-type="float">
            <text:p>0.033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374" calcext:value-type="float">
            <text:p>1.374</text:p>
          </table:table-cell>
          <table:table-cell table:style-name="ce2" office:value-type="float" office:value="0.032" calcext:value-type="float">
            <text:p>0.03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955" calcext:value-type="float">
            <text:p>1.955</text:p>
          </table:table-cell>
          <table:table-cell table:style-name="ce2" office:value-type="float" office:value="0.032" calcext:value-type="float">
            <text:p>0.032</text:p>
          </table:table-cell>
          <table:table-cell/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651" calcext:value-type="float">
            <text:p>0.651</text:p>
          </table:table-cell>
          <table:table-cell table:style-name="ce2" office:value-type="float" office:value="0.031" calcext:value-type="float">
            <text:p>0.031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03" calcext:value-type="float">
            <text:p>0.03</text:p>
          </table:table-cell>
          <table:table-cell/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952" calcext:value-type="float">
            <text:p>0.952</text:p>
          </table:table-cell>
          <table:table-cell table:style-name="ce2" office:value-type="float" office:value="0.03" calcext:value-type="float">
            <text:p>0.03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985" calcext:value-type="float">
            <text:p>0.985</text:p>
          </table:table-cell>
          <table:table-cell office:value-type="float" office:value="0.572" calcext:value-type="float">
            <text:p>0.57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.049" calcext:value-type="float">
            <text:p>1.049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037" calcext:value-type="float">
            <text:p>0.037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525" calcext:value-type="float">
            <text:p>1.525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024" calcext:value-type="float">
            <text:p>2.024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751" calcext:value-type="float">
            <text:p>0.751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846" calcext:value-type="float">
            <text:p>0.846</text:p>
          </table:table-cell>
          <table:table-cell table:style-name="ce2" office:value-type="float" office:value="0.034" calcext:value-type="float">
            <text:p>0.034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096" calcext:value-type="float">
            <text:p>1.096</text:p>
          </table:table-cell>
          <table:table-cell table:style-name="ce2" office:value-type="float" office:value="0.034" calcext:value-type="float">
            <text:p>0.034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3" calcext:value-type="float">
            <text:p>1.03</text:p>
          </table:table-cell>
          <table:table-cell office:value-type="float" office:value="0.609" calcext:value-type="float">
            <text:p>0.6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385" calcext:value-type="float">
            <text:p>1.385</text:p>
          </table:table-cell>
          <table:table-cell office:value-type="float" office:value="0.041" calcext:value-type="float">
            <text:p>0.041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025" calcext:value-type="float">
            <text:p>1.025</text:p>
          </table:table-cell>
          <table:table-cell table:style-name="ce2" office:value-type="float" office:value="0.044" calcext:value-type="float">
            <text:p>0.044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0.043" calcext:value-type="float">
            <text:p>0.043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0.044" calcext:value-type="float">
            <text:p>0.044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995" calcext:value-type="float">
            <text:p>0.995</text:p>
          </table:table-cell>
          <table:table-cell table:style-name="ce2" office:value-type="float" office:value="0.043" calcext:value-type="float">
            <text:p>0.043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113" calcext:value-type="float">
            <text:p>1.113</text:p>
          </table:table-cell>
          <table:table-cell table:style-name="ce2" office:value-type="float" office:value="0.042" calcext:value-type="float">
            <text:p>0.042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389" calcext:value-type="float">
            <text:p>1.389</text:p>
          </table:table-cell>
          <table:table-cell table:style-name="ce2" office:value-type="float" office:value="0.042" calcext:value-type="float">
            <text:p>0.042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096" calcext:value-type="float">
            <text:p>1.096</text:p>
          </table:table-cell>
          <table:table-cell office:value-type="float" office:value="0.649" calcext:value-type="float">
            <text:p>0.6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08" calcext:value-type="float">
            <text:p>2.08</text:p>
          </table:table-cell>
          <table:table-cell office:value-type="float" office:value="0.058" calcext:value-type="float">
            <text:p>0.058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533" calcext:value-type="float">
            <text:p>1.533</text:p>
          </table:table-cell>
          <table:table-cell table:style-name="ce2" office:value-type="float" office:value="0.061" calcext:value-type="float">
            <text:p>0.061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0.062" calcext:value-type="float">
            <text:p>0.062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0.062" calcext:value-type="float">
            <text:p>0.062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479" calcext:value-type="float">
            <text:p>1.479</text:p>
          </table:table-cell>
          <table:table-cell table:style-name="ce2" office:value-type="float" office:value="0.061" calcext:value-type="float">
            <text:p>0.061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678" calcext:value-type="float">
            <text:p>1.678</text:p>
          </table:table-cell>
          <table:table-cell table:style-name="ce2" office:value-type="float" office:value="0.06" calcext:value-type="float">
            <text:p>0.06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0.058" calcext:value-type="float">
            <text:p>0.058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15" calcext:value-type="float">
            <text:p>1.15</text:p>
          </table:table-cell>
          <table:table-cell office:value-type="float" office:value="0.828" calcext:value-type="float">
            <text:p>0.828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.173" calcext:value-type="float">
            <text:p>1.173</text:p>
          </table:table-cell>
          <table:table-cell office:value-type="float" office:value="0.856" calcext:value-type="float">
            <text:p>0.85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.259" calcext:value-type="float">
            <text:p>1.259</text:p>
          </table:table-cell>
          <table:table-cell office:value-type="float" office:value="0.936" calcext:value-type="float">
            <text:p>0.93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355" calcext:value-type="float">
            <text:p>1.355</text:p>
          </table:table-cell>
          <table:table-cell office:value-type="float" office:value="1.124" calcext:value-type="float">
            <text:p>1.12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.391" calcext:value-type="float">
            <text:p>1.391</text:p>
          </table:table-cell>
          <table:table-cell office:value-type="float" office:value="1.113" calcext:value-type="float">
            <text:p>1.113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193" calcext:value-type="float">
            <text:p>1.193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1.294" calcext:value-type="float">
            <text:p>1.29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office:value-type="float" office:value="1.244" calcext:value-type="float">
            <text:p>1.24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2.16" calcext:value-type="float">
            <text:p>2.16</text:p>
          </table:table-cell>
          <table:table-cell office:value-type="float" office:value="1.627" calcext:value-type="float">
            <text:p>1.627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.37</text:p>
          </table:table-cell>
          <table:table-cell office:value-type="float" office:value="1.756" calcext:value-type="float">
            <text:p>1.75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imited v, not included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.48" calcext:value-type="float">
            <text:p>2.48</text:p>
          </table:table-cell>
          <table:table-cell office:value-type="float" office:value="2.08" calcext:value-type="float">
            <text:p>2.08</text:p>
          </table:table-cell>
          <table:table-cell table:number-columns-repeated="35"/>
        </table:table-row>
        <table:table-row table:style-name="ro1" table:number-rows-repeated="1048557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  <table:database-ranges>
        <table:database-range table:name="__Anonymous_Sheet_DB__0" table:target-range-address="Sheet1.H1:Sheet1.K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3:51:35.038326643</meta:creation-date>
    <meta:generator>LibreOffice/24.2.7.2$Linux_X86_64 LibreOffice_project/420$Build-2</meta:generator>
    <dc:date>2025-01-16T13:15:28.262006818</dc:date>
    <meta:editing-duration>PT9H9M3S</meta:editing-duration>
    <meta:editing-cycles>21</meta:editing-cycles>
    <dc:creator>David Gutz</dc:creator>
    <meta:document-statistic meta:table-count="1" meta:cell-count="22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129"/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6" style:family="chart" style:data-style-name="N130">
      <style:text-properties fo: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96cm" svg:height="12.511cm" xlink:href=".." xlink:type="simple" chart:class="chart:scatter" chart:style-name="ch1">
        <chart:title svg:x="6.426cm" svg:y="0.386cm" chart:style-name="ch2">
          <text:p>IR Sensor #2 Characteristic</text:p>
        </chart:title>
        <chart:subtitle svg:x="8.199cm" svg:y="1.415cm" chart:style-name="ch3">
          <text:p>Vcc = 3.3 v</text:p>
        </chart:subtitle>
        <chart:legend chart:legend-position="end" svg:x="2.822cm" svg:y="2.349cm" style:legend-expansion="custom" svg:width="4.706cm" svg:height="1.571cm" style:legend-expansion-aspect-ratio="2.995544239338" chart:style-name="ch4"/>
        <chart:plot-area chart:style-name="ch5" table:cell-range-address="Sheet1.D2:Sheet1.E17 Sheet1.E1:Sheet1.F1 Sheet1.F2:Sheet1.G18" chart:data-source-has-labels="row" svg:x="1.651cm" svg:y="1.868cm" svg:width="16.499cm" svg:height="10.281cm">
          <chart:coordinate-region svg:x="2.378cm" svg:y="2.067cm" svg:width="15.678cm" svg:height="9.435cm"/>
          <chart:axis chart:dimension="x" chart:name="primary-x" chart:style-name="ch6">
            <chart:title svg:x="8.731cm" svg:y="11.951cm" chart:style-name="ch7">
              <text:p>Tip from skin, in</text:p>
            </chart:title>
          </chart:axis>
          <chart:axis chart:dimension="y" chart:name="primary-y" chart:style-name="ch8">
            <chart:title svg:x="0.722cm" svg:y="7.819cm" chart:style-name="ch9">
              <text:p>eye_volt, v</text:p>
            </chart:title>
            <chart:grid chart:style-name="ch10" chart:class="major"/>
          </chart:axis>
          <chart:series chart:style-name="ch11" chart:values-cell-range-address="Sheet1.E2:Sheet1.E17" chart:label-cell-address="Sheet1.E1:Sheet1.E1" chart:class="chart:scatter">
            <chart:domain table:cell-range-address="Sheet1.D2:Sheet1.D17"/>
            <chart:regression-curve chart:style-name="ch12">
              <chart:equation chart:display-equation="true" chart:display-r-square="true" svg:x="8.681cm" svg:y="2.378cm" chart:style-name="ch13"/>
            </chart:regression-curve>
            <chart:data-point chart:repeated="16"/>
          </chart:series>
          <chart:series chart:style-name="ch14" chart:values-cell-range-address="Sheet1.F2:Sheet1.G18" chart:label-cell-address="Sheet1.F1:Sheet1.F1" chart:class="chart:scatter">
            <chart:domain table:cell-range-address="Sheet1.D2:Sheet1.D18"/>
            <chart:regression-curve chart:style-name="ch15">
              <chart:equation chart:display-equation="true" chart:display-r-square="true" svg:x="12.933cm" svg:y="5.073cm" chart:style-name="ch16"/>
            </chart:regression-curve>
            <chart:data-point chart:repeated="3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ye_volt, v</text:p>
                <draw:g>
                  <svg:desc>Sheet1.E1:Sheet1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yevolt, v rpt_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  <table:table-cell office:value-type="float" office:value="0.895">
                <text:p>0.895</text:p>
                <draw:g>
                  <svg:desc>Sheet1.E2:Sheet1.E17</svg:desc>
                </draw:g>
              </table:table-cell>
              <table:table-cell office:value-type="float" office:value="0">
                <text:p>0</text:p>
                <draw:g>
                  <svg:desc>Sheet1.D2:Sheet1.D18</svg:desc>
                </draw:g>
              </table:table-cell>
              <table:table-cell office:value-type="float" office:value="0.56">
                <text:p>0.56</text:p>
                <draw:g>
                  <svg:desc>Sheet1.F2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84">
                <text:p>0.984</text:p>
              </table:table-cell>
              <table:table-cell office:value-type="float" office:value="0.1">
                <text:p>0.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24">
                <text:p>0.924</text:p>
              </table:table-cell>
              <table:table-cell office:value-type="float" office:value="0.2">
                <text:p>0.2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85">
                <text:p>0.985</text:p>
              </table:table-cell>
              <table:table-cell office:value-type="float" office:value="0.3">
                <text:p>0.3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03">
                <text:p>1.03</text:p>
              </table:table-cell>
              <table:table-cell office:value-type="float" office:value="0.4">
                <text:p>0.4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96">
                <text:p>1.096</text:p>
              </table:table-cell>
              <table:table-cell office:value-type="float" office:value="0.5">
                <text:p>0.5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15">
                <text:p>1.15</text:p>
              </table:table-cell>
              <table:table-cell office:value-type="float" office:value="0.6">
                <text:p>0.6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73">
                <text:p>1.173</text:p>
              </table:table-cell>
              <table:table-cell office:value-type="float" office:value="0.7">
                <text:p>0.7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259">
                <text:p>1.259</text:p>
              </table:table-cell>
              <table:table-cell office:value-type="float" office:value="0.8">
                <text:p>0.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355">
                <text:p>1.355</text:p>
              </table:table-cell>
              <table:table-cell office:value-type="float" office:value="1">
                <text:p>1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.391">
                <text:p>1.391</text:p>
              </table:table-cell>
              <table:table-cell office:value-type="float" office:value="1.2">
                <text:p>1.2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  <table:table-cell office:value-type="float" office:value="1.4">
                <text:p>1.4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872">
                <text:p>1.872</text:p>
              </table:table-cell>
              <table:table-cell office:value-type="float" office:value="2">
                <text:p>2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2.16">
                <text:p>2.16</text:p>
              </table:table-cell>
              <table:table-cell office:value-type="float" office:value="2.5">
                <text:p>2.5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37">
                <text:p>2.37</text:p>
              </table:table-cell>
              <table:table-cell office:value-type="float" office:value="3">
                <text:p>3</text:p>
              </table:table-cell>
              <table:table-cell office:value-type="float" office:value="1.756">
                <text:p>1.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3" style:family="chart" style:data-style-name="N130">
      <style:text-properties fo:color="#158466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3caff"/>
    </style:style>
    <style:style style:name="ch16" style:family="chart" style:data-style-name="N130">
      <style:text-properties fo:color="#5983b0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8000"/>
    </style:style>
    <style:style style:name="ch19" style:family="chart" style:data-style-name="N130">
      <style:text-properties fo:color="#ff8000"/>
    </style:style>
    <style:style style:name="ch2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22" style:family="chart" style:data-style-name="N129"/>
    <style:style style:name="ch2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314004"/>
    </style:style>
    <style:style style:name="ch25" style:family="chart" style:data-style-name="N130">
      <style:text-properties fo:color="#127622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28" style:family="chart" style:data-style-name="N130">
      <style:text-properties fo:color="#800080"/>
    </style:style>
    <style:style style:name="ch2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31" style:family="chart" style:data-style-name="N130">
      <style:text-properties fo:color="#ff0000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24.853cm" svg:height="16.469cm" xlink:href=".." xlink:type="simple" chart:class="chart:scatter" chart:style-name="ch1">
        <chart:title svg:x="9.961cm" svg:y="0.465cm" chart:style-name="ch2">
          <text:p>IR Sensor #2 Sensitivity</text:p>
        </chart:title>
        <chart:subtitle svg:x="10.054cm" svg:y="1.573cm" chart:style-name="ch3">
          <text:p>0.75 inches Tip From Skin</text:p>
        </chart:subtitle>
        <chart:legend chart:legend-position="end" svg:x="2.517cm" svg:y="3.158cm" style:legend-expansion="custom" svg:width="7.135cm" svg:height="6.23cm" style:legend-expansion-aspect-ratio="1.14526484751204" chart:style-name="ch4"/>
        <chart:plot-area chart:style-name="ch5" table:cell-range-address="Sheet1.X2:Sheet1.Y7 Sheet1.Y1:Sheet1.Y1 Sheet1.AI1:Sheet1.AI7 Sheet1.T1:Sheet1.T7 Sheet1.J1:Sheet1.J7 Sheet1.AN1:Sheet1.AN7 Sheet1.AD1:Sheet1.AD7 Sheet1.O1:Sheet1.O7" chart:data-source-has-labels="row" svg:x="0.37cm" svg:y="2.253cm" svg:width="24.72cm" svg:height="13.507cm">
          <chart:coordinate-region svg:x="1.097cm" svg:y="2.452cm" svg:width="23.753cm" svg:height="12.661cm"/>
          <chart:axis chart:dimension="x" chart:name="primary-x" chart:style-name="ch6">
            <chart:title svg:x="12.249cm" svg:y="15.909cm" chart:style-name="ch7">
              <text:p>Vcc, v</text:p>
            </chart:title>
          </chart:axis>
          <chart:axis chart:dimension="y" chart:name="primary-y" chart:style-name="ch8">
            <chart:title svg:x="0cm" svg:y="9.817cm" chart:style-name="ch9">
              <text:p>eye_volt, v</text:p>
            </chart:title>
            <chart:grid chart:style-name="ch10" chart:class="major"/>
          </chart:axis>
          <chart:series chart:style-name="ch11" chart:values-cell-range-address="Sheet1.Y2:Sheet1.Y7" chart:label-cell-address="Sheet1.Y1:Sheet1.Y1" chart:class="chart:scatter">
            <chart:domain table:cell-range-address="Sheet1.X2:Sheet1.X7"/>
            <chart:regression-curve chart:style-name="ch12">
              <chart:equation chart:display-equation="true" chart:display-r-square="true" svg:x="20.34cm" svg:y="3.282cm" chart:style-name="ch13"/>
            </chart:regression-curve>
            <chart:data-point chart:repeated="6"/>
          </chart:series>
          <chart:series chart:style-name="ch14" chart:values-cell-range-address="Sheet1.AI2:Sheet1.AI7" chart:label-cell-address="Sheet1.AI1:Sheet1.AI1" chart:class="chart:scatter">
            <chart:domain table:cell-range-address="Sheet1.AH2:Sheet1.AH7"/>
            <chart:regression-curve chart:style-name="ch15">
              <chart:equation chart:display-equation="true" chart:display-r-square="true" svg:x="20.904cm" svg:y="8.727cm" chart:style-name="ch16"/>
            </chart:regression-curve>
            <chart:data-point chart:repeated="6"/>
          </chart:series>
          <chart:series chart:style-name="ch17" chart:values-cell-range-address="Sheet1.T2:Sheet1.T7" chart:label-cell-address="Sheet1.T1:Sheet1.T1" chart:class="chart:scatter">
            <chart:domain table:cell-range-address="Sheet1.S2:Sheet1.S7"/>
            <chart:regression-curve chart:style-name="ch18">
              <chart:equation chart:display-equation="true" chart:display-r-square="true" svg:x="20.723cm" svg:y="4.772cm" chart:style-name="ch19"/>
            </chart:regression-curve>
            <chart:data-point chart:repeated="6"/>
          </chart:series>
          <chart:series chart:style-name="ch20" chart:values-cell-range-address="Sheet1.J2:Sheet1.J7" chart:label-cell-address="Sheet1.J1:Sheet1.J1" chart:class="chart:scatter">
            <chart:domain table:cell-range-address="Sheet1.I2:Sheet1.I7"/>
            <chart:regression-curve chart:style-name="ch21">
              <chart:equation chart:display-equation="true" chart:display-r-square="true" svg:x="20.647cm" svg:y="6.532cm" chart:style-name="ch22"/>
            </chart:regression-curve>
            <chart:data-point chart:repeated="6"/>
          </chart:series>
          <chart:series chart:style-name="ch23" chart:values-cell-range-address="Sheet1.AN2:Sheet1.AN7" chart:label-cell-address="Sheet1.AN1:Sheet1.AN1" chart:class="chart:scatter">
            <chart:domain table:cell-range-address="Sheet1.AM2:Sheet1.AM7"/>
            <chart:regression-curve chart:style-name="ch24">
              <chart:equation chart:display-equation="true" chart:display-r-square="true" svg:x="21.017cm" svg:y="7.66cm" chart:style-name="ch25"/>
            </chart:regression-curve>
            <chart:data-point chart:repeated="6"/>
          </chart:series>
          <chart:series chart:style-name="ch26" chart:values-cell-range-address="Sheet1.AD2:Sheet1.AD7" chart:label-cell-address="Sheet1.AD1:Sheet1.AD1" chart:class="chart:scatter">
            <chart:domain table:cell-range-address="Sheet1.AC2:Sheet1.AC7"/>
            <chart:regression-curve chart:style-name="ch27">
              <chart:equation chart:display-equation="true" chart:display-r-square="true" svg:x="20.848cm" svg:y="11.376cm" chart:style-name="ch28"/>
            </chart:regression-curve>
            <chart:data-point chart:repeated="6"/>
          </chart:series>
          <chart:series chart:style-name="ch29" chart:values-cell-range-address="Sheet1.O2:Sheet1.O7" chart:label-cell-address="Sheet1.O1:Sheet1.O1" chart:class="chart:scatter">
            <chart:domain table:cell-range-address="Sheet1.N2:Sheet1.N7"/>
            <chart:regression-curve chart:style-name="ch30">
              <chart:equation chart:display-equation="true" chart:display-r-square="true" svg:x="21.017cm" svg:y="9.773cm" chart:style-name="ch31"/>
            </chart:regression-curve>
            <chart:data-point chart:repeated="6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eye_volt, v 3.0</text:p>
                <draw:g>
                  <svg:desc>Sheet1.Y1:Sheet1.Y1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eye_volt, v 0.5</text:p>
                <draw:g>
                  <svg:desc>Sheet1.AI1:Sheet1.AI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ye_volt, v 1.5</text:p>
                <draw:g>
                  <svg:desc>Sheet1.T1:Sheet1.T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eye_volt, v 0.75</text:p>
                <draw:g>
                  <svg:desc>Sheet1.J1:Sheet1.J1</svg:desc>
                </draw:g>
              </table:table-cell>
              <table:table-cell office:value-type="string">
                <text:p>Column AM</text:p>
              </table:table-cell>
              <table:table-cell office:value-type="string">
                <text:p>eye_volt, v 0.75 rpt</text:p>
                <draw:g>
                  <svg:desc>Sheet1.AN1:Sheet1.AN1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eye_volt, v 0.375</text:p>
                <draw:g>
                  <svg:desc>Sheet1.AD1:Sheet1.AD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eye_volt, v 0.00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heet1.X2:Sheet1.X7</svg:desc>
                </draw:g>
              </table:table-cell>
              <table:table-cell office:value-type="float" office:value="1.77">
                <text:p>1.77</text:p>
                <draw:g>
                  <svg:desc>Sheet1.Y2:Sheet1.Y7</svg:desc>
                </draw:g>
              </table:table-cell>
              <table:table-cell office:value-type="float" office:value="2.8">
                <text:p>2.8</text:p>
                <draw:g>
                  <svg:desc>Sheet1.AH2:Sheet1.AH7</svg:desc>
                </draw:g>
              </table:table-cell>
              <table:table-cell office:value-type="float" office:value="0.489">
                <text:p>0.489</text:p>
                <draw:g>
                  <svg:desc>Sheet1.AI2:Sheet1.AI7</svg:desc>
                </draw:g>
              </table:table-cell>
              <table:table-cell office:value-type="float" office:value="2.8">
                <text:p>2.8</text:p>
                <draw:g>
                  <svg:desc>Sheet1.S2:Sheet1.S7</svg:desc>
                </draw:g>
              </table:table-cell>
              <table:table-cell office:value-type="float" office:value="1">
                <text:p>1</text:p>
                <draw:g>
                  <svg:desc>Sheet1.T2:Sheet1.T7</svg:desc>
                </draw:g>
              </table:table-cell>
              <table:table-cell office:value-type="float" office:value="2.8">
                <text:p>2.8</text:p>
                <draw:g>
                  <svg:desc>Sheet1.I2:Sheet1.I7</svg:desc>
                </draw:g>
              </table:table-cell>
              <table:table-cell office:value-type="float" office:value="0.572">
                <text:p>0.572</text:p>
                <draw:g>
                  <svg:desc>Sheet1.J2:Sheet1.J7</svg:desc>
                </draw:g>
              </table:table-cell>
              <table:table-cell office:value-type="float" office:value="2.8">
                <text:p>2.8</text:p>
                <draw:g>
                  <svg:desc>Sheet1.AM2:Sheet1.AM7</svg:desc>
                </draw:g>
              </table:table-cell>
              <table:table-cell office:value-type="float" office:value="0.688">
                <text:p>0.688</text:p>
                <draw:g>
                  <svg:desc>Sheet1.AN2:Sheet1.AN7</svg:desc>
                </draw:g>
              </table:table-cell>
              <table:table-cell office:value-type="float" office:value="2.8">
                <text:p>2.8</text:p>
                <draw:g>
                  <svg:desc>Sheet1.AC2:Sheet1.AC7</svg:desc>
                </draw:g>
              </table:table-cell>
              <table:table-cell office:value-type="float" office:value="0.396">
                <text:p>0.396</text:p>
                <draw:g>
                  <svg:desc>Sheet1.AD2:Sheet1.AD7</svg:desc>
                </draw:g>
              </table:table-cell>
              <table:table-cell office:value-type="float" office:value="2.8">
                <text:p>2.8</text:p>
                <draw:g>
                  <svg:desc>Sheet1.N2:Sheet1.N7</svg:desc>
                </draw:g>
              </table:table-cell>
              <table:table-cell office:value-type="float" office:value="0.437">
                <text:p>0.437</text:p>
                <draw:g>
                  <svg:desc>Sheet1.O2:Sheet1.O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5">
                <text:p>1.85</text:p>
              </table:table-cell>
              <table:table-cell office:value-type="float" office:value="3">
                <text:p>3</text:p>
              </table:table-cell>
              <table:table-cell office:value-type="float" office:value="0.588">
                <text:p>0.588</text:p>
              </table:table-cell>
              <table:table-cell office:value-type="float" office:value="3">
                <text:p>3</text:p>
              </table:table-cell>
              <table:table-cell office:value-type="float" office:value="1.152">
                <text:p>1.152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0.803">
                <text:p>0.803</text:p>
              </table:table-cell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  <table:table-cell office:value-type="float" office:value="3">
                <text:p>3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1.955">
                <text:p>1.955</text:p>
              </table:table-cell>
              <table:table-cell office:value-type="float" office:value="3.3">
                <text:p>3.3</text:p>
              </table:table-cell>
              <table:table-cell office:value-type="float" office:value="0.743">
                <text:p>0.743</text:p>
              </table:table-cell>
              <table:table-cell office:value-type="float" office:value="3.3">
                <text:p>3.3</text:p>
              </table:table-cell>
              <table:table-cell office:value-type="float" office:value="1.374">
                <text:p>1.374</text:p>
              </table:table-cell>
              <table:table-cell office:value-type="float" office:value="3.3">
                <text:p>3.3</text:p>
              </table:table-cell>
              <table:table-cell office:value-type="float" office:value="0.823">
                <text:p>0.823</text:p>
              </table:table-cell>
              <table:table-cell office:value-type="float" office:value="3.3">
                <text:p>3.3</text:p>
              </table:table-cell>
              <table:table-cell office:value-type="float" office:value="0.952">
                <text:p>0.952</text:p>
              </table:table-cell>
              <table:table-cell office:value-type="float" office:value="3.3">
                <text:p>3.3</text:p>
              </table:table-cell>
              <table:table-cell office:value-type="float" office:value="0.651">
                <text:p>0.651</text:p>
              </table:table-cell>
              <table:table-cell office:value-type="float" office:value="3.3">
                <text:p>3.3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024">
                <text:p>2.024</text:p>
              </table:table-cell>
              <table:table-cell office:value-type="float" office:value="3.5">
                <text:p>3.5</text:p>
              </table:table-cell>
              <table:table-cell office:value-type="float" office:value="0.846">
                <text:p>0.846</text:p>
              </table:table-cell>
              <table:table-cell office:value-type="float" office:value="3.5">
                <text:p>3.5</text:p>
              </table:table-cell>
              <table:table-cell office:value-type="float" office:value="1.525">
                <text:p>1.525</text:p>
              </table:table-cell>
              <table:table-cell office:value-type="float" office:value="3.5">
                <text:p>3.5</text:p>
              </table:table-cell>
              <table:table-cell office:value-type="float" office:value="1.049">
                <text:p>1.049</text:p>
              </table:table-cell>
              <table:table-cell office:value-type="float" office:value="3.5">
                <text:p>3.5</text:p>
              </table:table-cell>
              <table:table-cell office:value-type="float" office:value="1.096">
                <text:p>1.096</text:p>
              </table:table-cell>
              <table:table-cell office:value-type="float" office:value="3.5">
                <text:p>3.5</text:p>
              </table:table-cell>
              <table:table-cell office:value-type="float" office:value="0.751">
                <text:p>0.751</text:p>
              </table:table-cell>
              <table:table-cell office:value-type="float" office:value="3.5">
                <text:p>3.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28">
                <text:p>2.28</text:p>
              </table:table-cell>
              <table:table-cell office:value-type="float" office:value="4">
                <text:p>4</text:p>
              </table:table-cell>
              <table:table-cell office:value-type="float" office:value="1.113">
                <text:p>1.113</text:p>
              </table:table-cell>
              <table:table-cell office:value-type="float" office:value="4">
                <text:p>4</text:p>
              </table:table-cell>
              <table:table-cell office:value-type="float" office:value="1.92">
                <text:p>1.92</text:p>
              </table:table-cell>
              <table:table-cell office:value-type="float" office:value="4">
                <text:p>4</text:p>
              </table:table-cell>
              <table:table-cell office:value-type="float" office:value="1.385">
                <text:p>1.385</text:p>
              </table:table-cell>
              <table:table-cell office:value-type="float" office:value="4">
                <text:p>4</text:p>
              </table:table-cell>
              <table:table-cell office:value-type="float" office:value="1.389">
                <text:p>1.389</text:p>
              </table:table-cell>
              <table:table-cell office:value-type="float" office:value="4">
                <text:p>4</text:p>
              </table:table-cell>
              <table:table-cell office:value-type="float" office:value="0.995">
                <text:p>0.995</text:p>
              </table:table-cell>
              <table:table-cell office:value-type="float" office:value="4">
                <text:p>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13">
                <text:p>3.13</text:p>
              </table:table-cell>
              <table:table-cell office:value-type="float" office:value="5">
                <text:p>5</text:p>
              </table:table-cell>
              <table:table-cell office:value-type="float" office:value="1.678">
                <text:p>1.678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  <table:table-cell office:value-type="float" office:value="5">
                <text:p>5</text:p>
              </table:table-cell>
              <table:table-cell office:value-type="float" office:value="2.08">
                <text:p>2.08</text:p>
              </table:table-cell>
              <table:table-cell office:value-type="float" office:value="5">
                <text:p>5</text:p>
              </table:table-cell>
              <table:table-cell office:value-type="float" office:value="2.01">
                <text:p>2.01</text:p>
              </table:table-cell>
              <table:table-cell office:value-type="float" office:value="5">
                <text:p>5</text:p>
              </table:table-cell>
              <table:table-cell office:value-type="float" office:value="1.479">
                <text:p>1.479</text:p>
              </table:table-cell>
              <table:table-cell office:value-type="float" office:value="5">
                <text:p>5</text:p>
              </table:table-cell>
              <table:table-cell office:value-type="float" office:value="1.533">
                <text:p>1.5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